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85c2a" officeooo:paragraph-rsid="00185c2a"/>
    </style:style>
    <style:style style:name="P3" style:family="paragraph" style:parent-style-name="Text_20_body">
      <style:paragraph-properties fo:text-align="center" style:justify-single-word="false"/>
      <style:text-properties officeooo:rsid="00185c2a" officeooo:paragraph-rsid="00185c2a"/>
    </style:style>
    <style:style style:name="T1" style:family="text">
      <style:text-properties officeooo:rsid="0016fdde"/>
    </style:style>
    <style:style style:name="T2" style:family="text">
      <style:text-properties officeooo:rsid="0019bd59"/>
    </style:style>
    <style:style style:name="T3" style:family="text">
      <style:text-properties fo:font-weight="bold" officeooo:rsid="0019bd59" style:font-weight-asian="bold" style:font-weight-complex="bold"/>
    </style:style>
    <style:style style:name="T4" style:family="text">
      <style:text-properties fo:font-weight="normal" officeooo:rsid="0019bd5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JS </text:span>A<text:span text:style-name="T1">ssignment3 – Thanos Apostolou</text:span></text:h>
      <text:p text:style-name="P3">του Αποστόλου Αθανάσιου (mpsp2203)</text:p>
      <text:p text:style-name="P2">Στην <text:span text:style-name="T2">εργασία έχουμε υλποιήσει ένα api με CRUD operations για 2 collections. Το 1ο είναι collection είναι το </text:span><text:span text:style-name="T3">User</text:span><text:span text:style-name="T4"> και το 2ο το </text:span><text:span text:style-name="T3">Vehicle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15:31.716314181</meta:creation-date>
    <dc:date>2023-02-12T23:15:29.361750364</dc:date>
    <meta:editing-duration>PT2H59M57S</meta:editing-duration>
    <meta:editing-cycles>3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3" meta:word-count="32" meta:character-count="201" meta:non-whitespace-character-count="171"/>
  </office:meta>
</office:document-meta>
</file>